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465in"/>
    </style:style>
    <style:style style:name="co2" style:family="table-column">
      <style:table-column-properties fo:break-before="auto" style:column-width="2.4228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3508in"/>
    </style:style>
    <style:style style:name="co5" style:family="table-column">
      <style:table-column-properties fo:break-before="auto" style:column-width="1.4791in"/>
    </style:style>
    <style:style style:name="ro1" style:family="table-row">
      <style:table-row-properties style:row-height="0.3957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padding="0.0417in"/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ce2" style:family="table-cell" style:parent-style-name="Default" style:data-style-name="N99">
      <style:table-cell-properties fo:padding="0.0417in"/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  <style:map style:condition="cell-content()=1" style:apply-style-name="Good" style:base-cell-address="Sheet1.E1"/>
      <style:map style:condition="cell-content()=0" style:apply-style-name="Bad" style:base-cell-address="Sheet1.E1"/>
    </style:style>
    <style:style style:name="ce3" style:family="table-cell" style:parent-style-name="Default" style:data-style-name="N99">
      <style:map style:condition="cell-content()=1" style:apply-style-name="Good" style:base-cell-address="Sheet1.E1"/>
      <style:map style:condition="cell-content()=0" style:apply-style-name="Bad" style:base-cell-address="Sheet1.E1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ce3"/>
        <table:table-column table:style-name="co5" table:default-cell-style-name="Default"/>
        <table:table-row table:style-name="ro1">
          <table:table-cell/>
          <table:table-cell table:style-name="ce1" office:value-type="string" calcext:value-type="string">
            <text:p>Part</text:p>
          </table:table-cell>
          <table:table-cell table:style-name="ce1" office:value-type="string" calcext:value-type="string">
            <text:p>#Needed</text:p>
          </table:table-cell>
          <table:table-cell table:style-name="ce1" office:value-type="string" calcext:value-type="string">
            <text:p>#Owned</text:p>
          </table:table-cell>
          <table:table-cell table:style-name="ce2" office:value-type="string" calcext:value-type="string">
            <text:p>Satisfied?</text:p>
          </table:table-cell>
          <table:table-cell table:style-name="ce1" office:value-type="string" calcext:value-type="string">
            <text:p>Location</text:p>
          </table:table-cell>
        </table:table-row>
        <table:table-row table:style-name="ro2">
          <table:table-cell/>
          <table:table-cell office:value-type="string" calcext:value-type="string">
            <text:p>HT1015A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formula="of:=IF(ISBLANK([.D2]);&quot;&quot;;([.D2]&gt;=[.C2]))" office:value-type="boolean" office:boolean-value="true" calcext:value-type="boolean">
            <text:p>TRUE</text:p>
          </table:table-cell>
          <table:table-cell office:value-type="string" calcext:value-type="string">
            <text:p>Project Box</text:p>
          </table:table-cell>
        </table:table-row>
        <table:table-row table:style-name="ro2">
          <table:table-cell/>
          <table:table-cell office:value-type="string" calcext:value-type="string">
            <text:p>NCE01P30K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IF(ISBLANK([.D3]);&quot;&quot;;([.D3]&gt;=[.C3]))" office:value-type="boolean" office:boolean-value="true" calcext:value-type="boolean">
            <text:p>TRUE</text:p>
          </table:table-cell>
          <table:table-cell office:value-type="string" calcext:value-type="string">
            <text:p>Project Box</text:p>
          </table:table-cell>
        </table:table-row>
        <table:table-row table:style-name="ro2">
          <table:table-cell/>
          <table:table-cell office:value-type="string" calcext:value-type="string">
            <text:p>SS21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formula="of:=IF(ISBLANK([.D4]);&quot;&quot;;([.D4]&gt;=[.C4]))" office:value-type="boolean" office:boolean-value="true" calcext:value-type="boolean">
            <text:p>TRUE</text:p>
          </table:table-cell>
          <table:table-cell office:value-type="string" calcext:value-type="string">
            <text:p>Project Box</text:p>
          </table:table-cell>
        </table:table-row>
        <table:table-row table:style-name="ro2">
          <table:table-cell/>
          <table:table-cell office:value-type="string" calcext:value-type="string">
            <text:p>ZMM15V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table:formula="of:=IF(ISBLANK([.D5]);&quot;&quot;;([.D5]&gt;=[.C5]))" office:value-type="boolean" office:boolean-value="true" calcext:value-type="boolean">
            <text:p>TRUE</text:p>
          </table:table-cell>
          <table:table-cell office:value-type="string" calcext:value-type="string">
            <text:p>Project Box</text:p>
          </table:table-cell>
        </table:table-row>
        <table:table-row table:style-name="ro2">
          <table:table-cell/>
          <table:table-cell office:value-type="string" calcext:value-type="string">
            <text:p>Capacitor 22u 1206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table:formula="of:=IF(ISBLANK([.D6]);&quot;&quot;;([.D6]&gt;=[.C6]))" office:value-type="boolean" office:boolean-value="true" calcext:value-type="boolean">
            <text:p>TRUE</text:p>
          </table:table-cell>
          <table:table-cell office:value-type="string" calcext:value-type="string">
            <text:p>Project Box</text:p>
          </table:table-cell>
        </table:table-row>
        <table:table-row table:style-name="ro2">
          <table:table-cell/>
          <table:table-cell office:value-type="string" calcext:value-type="string">
            <text:p>Capacitor 2.2u 1206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table:formula="of:=IF(ISBLANK([.D7]);&quot;&quot;;([.D7]&gt;=[.C7]))" office:value-type="boolean" office:boolean-value="true" calcext:value-type="boolean">
            <text:p>TRUE</text:p>
          </table:table-cell>
          <table:table-cell office:value-type="string" calcext:value-type="string">
            <text:p>Box 7</text:p>
          </table:table-cell>
        </table:table-row>
        <table:table-row table:style-name="ro2">
          <table:table-cell/>
          <table:table-cell office:value-type="string" calcext:value-type="string">
            <text:p>Capacitor 0.1u 0805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formula="of:=IF(ISBLANK([.D8]);&quot;&quot;;([.D8]&gt;=[.C8]))" office:value-type="boolean" office:boolean-value="true" calcext:value-type="boolean">
            <text:p>TRUE</text:p>
          </table:table-cell>
          <table:table-cell office:value-type="string" calcext:value-type="string">
            <text:p>Project Box</text:p>
          </table:table-cell>
        </table:table-row>
        <table:table-row table:style-name="ro2">
          <table:table-cell/>
          <table:table-cell office:value-type="string" calcext:value-type="string">
            <text:p>Capacitor 10n 0805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formula="of:=IF(ISBLANK([.D9]);&quot;&quot;;([.D9]&gt;=[.C9]))" office:value-type="boolean" office:boolean-value="true" calcext:value-type="boolean">
            <text:p>TRUE</text:p>
          </table:table-cell>
          <table:table-cell office:value-type="string" calcext:value-type="string">
            <text:p>Project Box</text:p>
          </table:table-cell>
        </table:table-row>
        <table:table-row table:style-name="ro2">
          <table:table-cell/>
          <table:table-cell office:value-type="string" calcext:value-type="string">
            <text:p>Capacitor 2.2n 0805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formula="of:=IF(ISBLANK([.D10]);&quot;&quot;;([.D10]&gt;=[.C10]))" office:value-type="boolean" office:boolean-value="true" calcext:value-type="boolean">
            <text:p>TRUE</text:p>
          </table:table-cell>
          <table:table-cell office:value-type="string" calcext:value-type="string">
            <text:p>Box 7</text:p>
          </table:table-cell>
        </table:table-row>
        <table:table-row table:style-name="ro2">
          <table:table-cell/>
          <table:table-cell office:value-type="string" calcext:value-type="string">
            <text:p>Resistor 2.2K 080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formula="of:=IF(ISBLANK([.D11]);&quot;&quot;;([.D11]&gt;=[.C11]))" office:value-type="boolean" office:boolean-value="true" calcext:value-type="boolean">
            <text:p>TRUE</text:p>
          </table:table-cell>
          <table:table-cell office:value-type="string" calcext:value-type="string">
            <text:p>Box 8</text:p>
          </table:table-cell>
        </table:table-row>
        <table:table-row table:style-name="ro2">
          <table:table-cell/>
          <table:table-cell office:value-type="string" calcext:value-type="string">
            <text:p>Resistor 22K 080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formula="of:=IF(ISBLANK([.D12]);&quot;&quot;;([.D12]&gt;=[.C12]))" office:value-type="boolean" office:boolean-value="true" calcext:value-type="boolean">
            <text:p>TRUE</text:p>
          </table:table-cell>
          <table:table-cell office:value-type="string" calcext:value-type="string">
            <text:p>Box 8</text:p>
          </table:table-cell>
        </table:table-row>
        <table:table-row table:style-name="ro2">
          <table:table-cell/>
          <table:table-cell office:value-type="string" calcext:value-type="string">
            <text:p>Resistor 47K 080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ISBLANK([.D13]);&quot;&quot;;([.D13]&gt;=[.C13]))" office:value-type="boolean" office:boolean-value="false" calcext:value-type="boolean">
            <text:p>FALSE</text:p>
          </table:table-cell>
          <table:table-cell office:value-type="string" calcext:value-type="string">
            <text:p>Reel Box</text:p>
          </table:table-cell>
        </table:table-row>
        <table:table-row table:style-name="ro2">
          <table:table-cell/>
          <table:table-cell office:value-type="string" calcext:value-type="string">
            <text:p>Resistor 62K 0805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table:formula="of:=IF(ISBLANK([.D14]);&quot;&quot;;([.D14]&gt;=[.C14]))" office:value-type="boolean" office:boolean-value="true" calcext:value-type="boolean">
            <text:p>TRUE</text:p>
          </table:table-cell>
          <table:table-cell office:value-type="string" calcext:value-type="string">
            <text:p>Reel Box</text:p>
          </table:table-cell>
        </table:table-row>
        <table:table-row table:style-name="ro2">
          <table:table-cell/>
          <table:table-cell office:value-type="string" calcext:value-type="string">
            <text:p>Resistor 68K 080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ISBLANK([.D15]);&quot;&quot;;([.D15]&gt;=[.C15]))" office:value-type="boolean" office:boolean-value="false" calcext:value-type="boolean">
            <text:p>FALSE</text:p>
          </table:table-cell>
          <table:table-cell office:value-type="string" calcext:value-type="string">
            <text:p>Reel Box</text:p>
          </table:table-cell>
        </table:table-row>
        <table:table-row table:style-name="ro2">
          <table:table-cell/>
          <table:table-cell office:value-type="string" calcext:value-type="string">
            <text:p>Resistor 330K 0805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table:formula="of:=IF(ISBLANK([.D16]);&quot;&quot;;([.D16]&gt;=[.C16]))" office:value-type="boolean" office:boolean-value="true" calcext:value-type="boolean">
            <text:p>TRUE</text:p>
          </table:table-cell>
          <table:table-cell office:value-type="string" calcext:value-type="string">
            <text:p>Reel Box</text:p>
          </table:table-cell>
        </table:table-row>
        <table:table-row table:style-name="ro2">
          <table:table-cell/>
          <table:table-cell office:value-type="string" calcext:value-type="string">
            <text:p>Resistor 560K 0805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table:formula="of:=IF(ISBLANK([.D17]);&quot;&quot;;([.D17]&gt;=[.C17]))" office:value-type="boolean" office:boolean-value="true" calcext:value-type="boolean">
            <text:p>TRUE</text:p>
          </table:table-cell>
          <table:table-cell office:value-type="string" calcext:value-type="string">
            <text:p>Reel Box</text:p>
          </table:table-cell>
        </table:table-row>
        <table:table-row table:style-name="ro2">
          <table:table-cell/>
          <table:table-cell office:value-type="string" calcext:value-type="string">
            <text:p>LED Orange 0805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table:formula="of:=IF(ISBLANK([.D18]);&quot;&quot;;([.D18]&gt;=[.C18]))" office:value-type="boolean" office:boolean-value="true" calcext:value-type="boolean">
            <text:p>TRUE</text:p>
          </table:table-cell>
          <table:table-cell office:value-type="string" calcext:value-type="string">
            <text:p>Project Box</text:p>
          </table:table-cell>
        </table:table-row>
        <table:table-row table:style-name="ro2">
          <table:table-cell/>
          <table:table-cell office:value-type="string" calcext:value-type="string">
            <text:p>Inductor CYA0650-68UH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ISBLANK([.D19]);&quot;&quot;;([.D19]&gt;=[.C19]))" office:value-type="boolean" office:boolean-value="true" calcext:value-type="boolean">
            <text:p>TRU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est point 2.5mm 1mm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formula="of:=IF(ISBLANK([.D20]);&quot;&quot;;([.D20]&gt;=[.C20]))" office:value-type="boolean" office:boolean-value="true" calcext:value-type="boolean">
            <text:p>TRUE</text:p>
          </table:table-cell>
          <table:table-cell office:value-type="string" calcext:value-type="string">
            <text:p>Project Box</text:p>
          </table:table-cell>
        </table:table-row>
        <table:table-row table:style-name="ro2">
          <table:table-cell/>
          <table:table-cell office:value-type="string" calcext:value-type="string">
            <text:p>Power connector 2P 5.08mm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IF(ISBLANK([.D21]);&quot;&quot;;([.D21]&gt;=[.C21]))" office:value-type="boolean" office:boolean-value="true" calcext:value-type="boolean">
            <text:p>TRUE</text:p>
          </table:table-cell>
          <table:table-cell office:value-type="string" calcext:value-type="string">
            <text:p>Connector Box</text:p>
          </table:table-cell>
        </table:table-row>
        <table:table-row table:style-name="ro2">
          <table:table-cell/>
          <table:table-cell office:value-type="string" calcext:value-type="string">
            <text:p>Socket USB-A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IF(ISBLANK([.D22]);&quot;&quot;;([.D22]&gt;=[.C22]))" office:value-type="boolean" office:boolean-value="true" calcext:value-type="boolean">
            <text:p>TRUE</text:p>
          </table:table-cell>
          <table:table-cell office:value-type="string" calcext:value-type="string">
            <text:p>Connector Box</text:p>
          </table:table-cell>
        </table:table-row>
        <table:table-row table:style-name="ro2">
          <table:table-cell table:number-columns-repeated="4"/>
          <table:table-cell table:formula="of:=IF(ISBLANK([.D23]);&quot;&quot;;([.D23]&gt;=[.C23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24]);&quot;&quot;;([.D24]&gt;=[.C24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25]);&quot;&quot;;([.D25]&gt;=[.C25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26]);&quot;&quot;;([.D26]&gt;=[.C26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27]);&quot;&quot;;([.D27]&gt;=[.C27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28]);&quot;&quot;;([.D28]&gt;=[.C28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29]);&quot;&quot;;([.D29]&gt;=[.C29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30]);&quot;&quot;;([.D30]&gt;=[.C30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31]);&quot;&quot;;([.D31]&gt;=[.C31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32]);&quot;&quot;;([.D32]&gt;=[.C32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33]);&quot;&quot;;([.D33]&gt;=[.C33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34]);&quot;&quot;;([.D34]&gt;=[.C34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35]);&quot;&quot;;([.D35]&gt;=[.C35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36]);&quot;&quot;;([.D36]&gt;=[.C36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37]);&quot;&quot;;([.D37]&gt;=[.C37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38]);&quot;&quot;;([.D38]&gt;=[.C38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39]);&quot;&quot;;([.D39]&gt;=[.C39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40]);&quot;&quot;;([.D40]&gt;=[.C40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41]);&quot;&quot;;([.D41]&gt;=[.C41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42]);&quot;&quot;;([.D42]&gt;=[.C42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43]);&quot;&quot;;([.D43]&gt;=[.C43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44]);&quot;&quot;;([.D44]&gt;=[.C44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45]);&quot;&quot;;([.D45]&gt;=[.C45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46]);&quot;&quot;;([.D46]&gt;=[.C46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47]);&quot;&quot;;([.D47]&gt;=[.C47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48]);&quot;&quot;;([.D48]&gt;=[.C48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49]);&quot;&quot;;([.D49]&gt;=[.C49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50]);&quot;&quot;;([.D50]&gt;=[.C50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51]);&quot;&quot;;([.D51]&gt;=[.C51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52]);&quot;&quot;;([.D52]&gt;=[.C52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53]);&quot;&quot;;([.D53]&gt;=[.C53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54]);&quot;&quot;;([.D54]&gt;=[.C54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55]);&quot;&quot;;([.D55]&gt;=[.C55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56]);&quot;&quot;;([.D56]&gt;=[.C56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57]);&quot;&quot;;([.D57]&gt;=[.C57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58]);&quot;&quot;;([.D58]&gt;=[.C58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59]);&quot;&quot;;([.D59]&gt;=[.C59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60]);&quot;&quot;;([.D60]&gt;=[.C60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61]);&quot;&quot;;([.D61]&gt;=[.C61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62]);&quot;&quot;;([.D62]&gt;=[.C62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63]);&quot;&quot;;([.D63]&gt;=[.C63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64]);&quot;&quot;;([.D64]&gt;=[.C64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65]);&quot;&quot;;([.D65]&gt;=[.C65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66]);&quot;&quot;;([.D66]&gt;=[.C66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67]);&quot;&quot;;([.D67]&gt;=[.C67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68]);&quot;&quot;;([.D68]&gt;=[.C68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69]);&quot;&quot;;([.D69]&gt;=[.C69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70]);&quot;&quot;;([.D70]&gt;=[.C70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71]);&quot;&quot;;([.D71]&gt;=[.C71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72]);&quot;&quot;;([.D72]&gt;=[.C72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73]);&quot;&quot;;([.D73]&gt;=[.C73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74]);&quot;&quot;;([.D74]&gt;=[.C74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75]);&quot;&quot;;([.D75]&gt;=[.C75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76]);&quot;&quot;;([.D76]&gt;=[.C76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77]);&quot;&quot;;([.D77]&gt;=[.C77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78]);&quot;&quot;;([.D78]&gt;=[.C78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79]);&quot;&quot;;([.D79]&gt;=[.C79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80]);&quot;&quot;;([.D80]&gt;=[.C80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81]);&quot;&quot;;([.D81]&gt;=[.C81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82]);&quot;&quot;;([.D82]&gt;=[.C82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83]);&quot;&quot;;([.D83]&gt;=[.C83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84]);&quot;&quot;;([.D84]&gt;=[.C84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85]);&quot;&quot;;([.D85]&gt;=[.C85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86]);&quot;&quot;;([.D86]&gt;=[.C86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87]);&quot;&quot;;([.D87]&gt;=[.C87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88]);&quot;&quot;;([.D88]&gt;=[.C88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89]);&quot;&quot;;([.D89]&gt;=[.C89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90]);&quot;&quot;;([.D90]&gt;=[.C90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91]);&quot;&quot;;([.D91]&gt;=[.C91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92]);&quot;&quot;;([.D92]&gt;=[.C92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93]);&quot;&quot;;([.D93]&gt;=[.C93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94]);&quot;&quot;;([.D94]&gt;=[.C94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95]);&quot;&quot;;([.D95]&gt;=[.C95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96]);&quot;&quot;;([.D96]&gt;=[.C96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97]);&quot;&quot;;([.D97]&gt;=[.C97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98]);&quot;&quot;;([.D98]&gt;=[.C98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99]);&quot;&quot;;([.D99]&gt;=[.C99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00]);&quot;&quot;;([.D100]&gt;=[.C100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01]);&quot;&quot;;([.D101]&gt;=[.C101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02]);&quot;&quot;;([.D102]&gt;=[.C102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03]);&quot;&quot;;([.D103]&gt;=[.C103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04]);&quot;&quot;;([.D104]&gt;=[.C104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05]);&quot;&quot;;([.D105]&gt;=[.C105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06]);&quot;&quot;;([.D106]&gt;=[.C106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07]);&quot;&quot;;([.D107]&gt;=[.C107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08]);&quot;&quot;;([.D108]&gt;=[.C108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09]);&quot;&quot;;([.D109]&gt;=[.C109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10]);&quot;&quot;;([.D110]&gt;=[.C110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11]);&quot;&quot;;([.D111]&gt;=[.C111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12]);&quot;&quot;;([.D112]&gt;=[.C112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13]);&quot;&quot;;([.D113]&gt;=[.C113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14]);&quot;&quot;;([.D114]&gt;=[.C114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15]);&quot;&quot;;([.D115]&gt;=[.C115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16]);&quot;&quot;;([.D116]&gt;=[.C116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17]);&quot;&quot;;([.D117]&gt;=[.C117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18]);&quot;&quot;;([.D118]&gt;=[.C118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19]);&quot;&quot;;([.D119]&gt;=[.C119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20]);&quot;&quot;;([.D120]&gt;=[.C120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21]);&quot;&quot;;([.D121]&gt;=[.C121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22]);&quot;&quot;;([.D122]&gt;=[.C122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23]);&quot;&quot;;([.D123]&gt;=[.C123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24]);&quot;&quot;;([.D124]&gt;=[.C124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25]);&quot;&quot;;([.D125]&gt;=[.C125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26]);&quot;&quot;;([.D126]&gt;=[.C126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27]);&quot;&quot;;([.D127]&gt;=[.C127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28]);&quot;&quot;;([.D128]&gt;=[.C128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29]);&quot;&quot;;([.D129]&gt;=[.C129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30]);&quot;&quot;;([.D130]&gt;=[.C130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31]);&quot;&quot;;([.D131]&gt;=[.C131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32]);&quot;&quot;;([.D132]&gt;=[.C132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33]);&quot;&quot;;([.D133]&gt;=[.C133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34]);&quot;&quot;;([.D134]&gt;=[.C134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35]);&quot;&quot;;([.D135]&gt;=[.C135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36]);&quot;&quot;;([.D136]&gt;=[.C136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37]);&quot;&quot;;([.D137]&gt;=[.C137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38]);&quot;&quot;;([.D138]&gt;=[.C138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39]);&quot;&quot;;([.D139]&gt;=[.C139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40]);&quot;&quot;;([.D140]&gt;=[.C140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41]);&quot;&quot;;([.D141]&gt;=[.C141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42]);&quot;&quot;;([.D142]&gt;=[.C142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43]);&quot;&quot;;([.D143]&gt;=[.C143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44]);&quot;&quot;;([.D144]&gt;=[.C144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45]);&quot;&quot;;([.D145]&gt;=[.C145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46]);&quot;&quot;;([.D146]&gt;=[.C146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47]);&quot;&quot;;([.D147]&gt;=[.C147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48]);&quot;&quot;;([.D148]&gt;=[.C148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49]);&quot;&quot;;([.D149]&gt;=[.C149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50]);&quot;&quot;;([.D150]&gt;=[.C150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51]);&quot;&quot;;([.D151]&gt;=[.C151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52]);&quot;&quot;;([.D152]&gt;=[.C152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53]);&quot;&quot;;([.D153]&gt;=[.C153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54]);&quot;&quot;;([.D154]&gt;=[.C154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55]);&quot;&quot;;([.D155]&gt;=[.C155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56]);&quot;&quot;;([.D156]&gt;=[.C156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57]);&quot;&quot;;([.D157]&gt;=[.C157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58]);&quot;&quot;;([.D158]&gt;=[.C158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59]);&quot;&quot;;([.D159]&gt;=[.C159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60]);&quot;&quot;;([.D160]&gt;=[.C160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61]);&quot;&quot;;([.D161]&gt;=[.C161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62]);&quot;&quot;;([.D162]&gt;=[.C162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63]);&quot;&quot;;([.D163]&gt;=[.C163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64]);&quot;&quot;;([.D164]&gt;=[.C164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65]);&quot;&quot;;([.D165]&gt;=[.C165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66]);&quot;&quot;;([.D166]&gt;=[.C166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67]);&quot;&quot;;([.D167]&gt;=[.C167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68]);&quot;&quot;;([.D168]&gt;=[.C168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69]);&quot;&quot;;([.D169]&gt;=[.C169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70]);&quot;&quot;;([.D170]&gt;=[.C170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71]);&quot;&quot;;([.D171]&gt;=[.C171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72]);&quot;&quot;;([.D172]&gt;=[.C172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73]);&quot;&quot;;([.D173]&gt;=[.C173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74]);&quot;&quot;;([.D174]&gt;=[.C174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75]);&quot;&quot;;([.D175]&gt;=[.C175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76]);&quot;&quot;;([.D176]&gt;=[.C176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77]);&quot;&quot;;([.D177]&gt;=[.C177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78]);&quot;&quot;;([.D178]&gt;=[.C178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79]);&quot;&quot;;([.D179]&gt;=[.C179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80]);&quot;&quot;;([.D180]&gt;=[.C180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81]);&quot;&quot;;([.D181]&gt;=[.C181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82]);&quot;&quot;;([.D182]&gt;=[.C182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83]);&quot;&quot;;([.D183]&gt;=[.C183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84]);&quot;&quot;;([.D184]&gt;=[.C184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85]);&quot;&quot;;([.D185]&gt;=[.C185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86]);&quot;&quot;;([.D186]&gt;=[.C186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87]);&quot;&quot;;([.D187]&gt;=[.C187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88]);&quot;&quot;;([.D188]&gt;=[.C188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89]);&quot;&quot;;([.D189]&gt;=[.C189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90]);&quot;&quot;;([.D190]&gt;=[.C190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91]);&quot;&quot;;([.D191]&gt;=[.C191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92]);&quot;&quot;;([.D192]&gt;=[.C192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93]);&quot;&quot;;([.D193]&gt;=[.C193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94]);&quot;&quot;;([.D194]&gt;=[.C194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95]);&quot;&quot;;([.D195]&gt;=[.C195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96]);&quot;&quot;;([.D196]&gt;=[.C196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97]);&quot;&quot;;([.D197]&gt;=[.C197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98]);&quot;&quot;;([.D198]&gt;=[.C198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99]);&quot;&quot;;([.D199]&gt;=[.C199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200]);&quot;&quot;;([.D200]&gt;=[.C200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201]);&quot;&quot;;([.D201]&gt;=[.C201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202]);&quot;&quot;;([.D202]&gt;=[.C202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203]);&quot;&quot;;([.D203]&gt;=[.C203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204]);&quot;&quot;;([.D204]&gt;=[.C204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205]);&quot;&quot;;([.D205]&gt;=[.C205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206]);&quot;&quot;;([.D206]&gt;=[.C206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207]);&quot;&quot;;([.D207]&gt;=[.C207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208]);&quot;&quot;;([.D208]&gt;=[.C208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209]);&quot;&quot;;([.D209]&gt;=[.C209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210]);&quot;&quot;;([.D210]&gt;=[.C210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211]);&quot;&quot;;([.D211]&gt;=[.C211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212]);&quot;&quot;;([.D212]&gt;=[.C212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213]);&quot;&quot;;([.D213]&gt;=[.C213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214]);&quot;&quot;;([.D214]&gt;=[.C214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215]);&quot;&quot;;([.D215]&gt;=[.C215]))">
            <text:p/>
          </table:table-cell>
          <table:table-cell/>
        </table:table-row>
        <table:table-row table:style-name="ro2" table:number-rows-repeated="1048360">
          <table:table-cell table:number-columns-repeated="6"/>
        </table:table-row>
        <table:table-row table:style-name="ro2">
          <table:table-cell table:number-columns-repeated="6"/>
        </table:table-row>
        <calcext:conditional-formats>
          <calcext:conditional-format calcext:target-range-address="Sheet1.E1:Sheet1.E1048576">
            <calcext:condition calcext:apply-style-name="Good" calcext:value="=1" calcext:base-cell-address="Sheet1.E1"/>
            <calcext:condition calcext:apply-style-name="Bad" calcext:value="=0" calcext:base-cell-address="Sheet1.E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29">00/00/0000</text:date>, <text:time style:data-style-name="N2" text:time-value="15:12:20.817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09T20:19:19.125000000</meta:creation-date>
    <dc:date>2025-06-29T15:17:41.322000000</dc:date>
    <meta:editing-duration>P5DT2H20M54S</meta:editing-duration>
    <meta:editing-cycles>31</meta:editing-cycles>
    <meta:generator>LibreOffice/7.6.6.3$Windows_X86_64 LibreOffice_project/d97b2716a9a4a2ce1391dee1765565ea469b0ae7</meta:generator>
    <meta:document-statistic meta:table-count="1" meta:cell-count="302" meta:object-count="0"/>
  </office:meta>
</office:document-meta>
</file>